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70000009664AB117AAE54D8B3.png" manifest:media-type="image/png"/>
  <manifest:file-entry manifest:full-path="Pictures/1000020100000151000000785C1DC553A83C7CF1.png" manifest:media-type="image/png"/>
  <manifest:file-entry manifest:full-path="Pictures/100002010000010000000096EAAEC72A9064FF6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68686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3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3.564cm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27cm" svg:y="6.4cm" presentation:class="title" presentation:user-transformed="true">
          <draw:text-box>
            <text:p>Energy Management for Solar Power Plants</text:p>
          </draw:text-box>
        </draw:frame>
        <draw:custom-shape draw:style-name="gr1" draw:text-style-name="P2" draw:layer="layout" svg:width="10cm" svg:height="5cm" svg:x="8.89cm" svg:y="11.43cm">
          <text:p text:style-name="P1"><text:span text:style-name="T1">CW Gestão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>
        <draw:frame presentation:style-name="pr3" draw:layer="layout" svg:width="25.199cm" svg:height="1.771cm" svg:x="1.4cm" svg:y="0.837cm" presentation:class="title" presentation:user-transformed="true">
          <draw:text-box>
            <text:p>The solution</text:p>
          </draw:text-box>
        </draw:frame>
        <draw:frame draw:style-name="gr3" draw:text-style-name="P4" draw:layer="layout" svg:width="23.596cm" svg:height="8.401cm" svg:x="2.312cm" svg:y="3.283cm">
          <draw:image xlink:href="Pictures/1000020100000151000000785C1DC553A83C7CF1.png" xlink:type="simple" xlink:show="embed" xlink:actuate="onLoad" loext:mime-type="image/png">
            <text:p/>
          </draw:image>
        </draw:frame>
        <draw:frame draw:style-name="gr4" draw:text-style-name="P5" draw:layer="layout" svg:width="4.655cm" svg:height="2.384cm" svg:x="11.176cm" svg:y="9.808cm">
          <draw:text-box>
            <text:p>public power </text:p>
            <text:p>distribution </text:p>
            <text:p>system</text:p>
          </draw:text-box>
        </draw:frame>
        <draw:line draw:style-name="gr5" draw:text-style-name="P6" draw:layer="layout" svg:x1="10.922cm" svg:y1="11.176cm" svg:x2="6.858cm" svg:y2="9.144cm">
          <text:p/>
        </draw:line>
        <draw:frame draw:style-name="gr6" draw:text-style-name="P7" draw:layer="layout" svg:width="4.318cm" svg:height="2.384cm" svg:x="6.096cm" svg:y="10.062cm">
          <draw:text-box>
            <text:p>Monthly consumption </text:p>
            <text:p>reports</text:p>
          </draw:text-box>
        </draw:frame>
        <draw:frame draw:style-name="gr3" draw:text-style-name="P4" draw:layer="layout" svg:width="1.333cm" svg:height="1.68cm" svg:x="6.795cm" svg:y="12.446cm">
          <draw:image xlink:href="Pictures/10000201000000770000009664AB117AAE54D8B3.png" xlink:type="simple" xlink:show="embed" xlink:actuate="onLoad" loext:mime-type="image/png">
            <text:p/>
          </draw:image>
        </draw:frame>
        <draw:frame draw:style-name="gr3" draw:text-style-name="P4" draw:layer="layout" svg:width="6.772cm" svg:height="3.968cm" svg:x="10.922cm" svg:y="14.066cm">
          <draw:image xlink:href="Pictures/100002010000010000000096EAAEC72A9064FF64.png" xlink:type="simple" xlink:show="embed" xlink:actuate="onLoad" loext:mime-type="image/png">
            <text:p/>
          </draw:image>
        </draw:frame>
        <draw:line draw:style-name="gr5" draw:text-style-name="P6" draw:layer="layout" svg:x1="8.382cm" svg:y1="14.224cm" svg:x2="11.176cm" svg:y2="15.748cm">
          <text:p/>
        </draw:line>
        <draw:frame draw:style-name="gr7" draw:text-style-name="P7" draw:layer="layout" svg:width="3.556cm" svg:height="1.673cm" svg:x="12.7cm" svg:y="15.494cm">
          <draw:text-box>
            <text:p>CW Gestão</text:p>
          </draw:text-box>
        </draw:frame>
        <draw:line draw:style-name="gr5" draw:text-style-name="P6" draw:layer="layout" svg:x1="18.034cm" svg:y1="16.256cm" svg:x2="21.336cm" svg:y2="11.684cm">
          <text:p/>
        </draw:line>
        <draw:frame draw:style-name="gr7" draw:text-style-name="P7" draw:layer="layout" svg:width="6.35cm" svg:height="0.962cm" svg:x="19.05cm" svg:y="14.678cm">
          <draw:text-box>
            <text:p>Invoices</text:p>
          </draw:text-box>
        </draw:frame>
        <draw:frame draw:style-name="gr3" draw:text-style-name="P4" draw:layer="layout" svg:width="1.27cm" svg:height="1.6cm" svg:x="18.034cm" svg:y="12.954cm">
          <draw:image xlink:href="Pictures/10000201000000770000009664AB117AAE54D8B3.png" xlink:type="simple" xlink:show="embed" xlink:actuate="onLoad" loext:mime-type="image/png">
            <text:p/>
          </draw:image>
        </draw:frame>
        <draw:line draw:style-name="gr5" draw:text-style-name="P6" draw:layer="layout" svg:x1="17.272cm" svg:y1="15.748cm" svg:x2="20.574cm" svg:y2="11.176cm">
          <text:p/>
        </draw:line>
        <draw:line draw:style-name="gr5" draw:text-style-name="P6" draw:layer="layout" svg:x1="16.51cm" svg:y1="15.24cm" svg:x2="19.812cm" svg:y2="10.668cm">
          <text:p/>
        </draw:line>
        <draw:frame draw:style-name="gr7" draw:text-style-name="P7" draw:layer="layout" svg:width="6.35cm" svg:height="0.962cm" svg:x="22.86cm" svg:y="5.642cm">
          <draw:text-box>
            <text:p>Customers</text:p>
          </draw:text-box>
        </draw:frame>
        <draw:frame draw:style-name="gr7" draw:text-style-name="P7" draw:layer="layout" svg:width="5.588cm" svg:height="0.962cm" svg:x="3.302cm" svg:y="5.08cm">
          <draw:text-box>
            <text:p>Solar power plant</text:p>
          </draw:text-box>
        </draw:frame>
        <draw:custom-shape draw:style-name="gr8" draw:text-style-name="P8" draw:layer="layout" svg:width="4.064cm" svg:height="1.27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27cm" svg:x="20.57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4:48:22.412591052</meta:creation-date>
    <meta:editing-duration>PT10M</meta:editing-duration>
    <meta:editing-cycles>3</meta:editing-cycles>
    <meta:generator>LibreOffice/6.4.7.2$Linux_X86_64 LibreOffice_project/40$Build-2</meta:generator>
    <dc:title>Blue Curve</dc:title>
    <dc:date>2022-06-10T15:12:11.829638705</dc:date>
    <meta:document-statistic meta:object-count="59"/>
  </office:meta>
</office:document-meta>
</file>